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do you know that the output gates of Fig 4-20 are really nand gates even though they look like or gates with inverted inputs?</text:p>
      <text:p text:style-name="Standard">DeMorgan's law: ~A + ~B = ~(AB)</text:p>
      <text:p text:style-name="Standard"/>
      <text:p text:style-name="P1">What advantage is there of using all nand gates as designed in Fig 4-20? </text:p>
      <text:p text:style-name="P2">For a physical circuit, only one type of gate is needed, so it's easier and simpler.</text:p>
      <text:p text:style-name="P2">For readability, putting the NOT bubbles facing each other and using AND and OR gates makes it more readable, almost like we're just using AND and OR gates without the n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0T09:49:17</meta:creation-date>
    <dc:date>2010-01-20T10:03:58</dc:date>
    <meta:editing-duration>PT00H14M43S</meta:editing-duration>
    <meta:editing-cycles>4</meta:editing-cycles>
    <meta:generator>OpenOffice.org/3.1$Linux OpenOffice.org_project/310m19$Build-9420</meta:generator>
    <meta:document-statistic meta:table-count="0" meta:image-count="0" meta:object-count="0" meta:page-count="1" meta:paragraph-count="5" meta:word-count="93" meta:character-count="491"/>
  </office:meta>
</office:document-meta>
</file>